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50000017EA59DEF9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Cambria" svg:font-family="Cambria" style:font-pitch="variable"/>
    <style:font-face style:name="Droid Sans Fallback" svg:font-family="'Droid Sans Fallback'" style:font-pitch="variable"/>
    <style:font-face style:name="Lohit Hindi1" svg:font-family="'Lohit Hindi'"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496cm" fo:margin-left="-0.217cm" table:align="left" style:writing-mode="lr-tb"/>
    </style:style>
    <style:style style:name="Tableau1.A" style:family="table-column">
      <style:table-column-properties style:column-width="5.265cm"/>
    </style:style>
    <style:style style:name="Tableau1.B" style:family="table-column">
      <style:table-column-properties style:column-width="6.927cm"/>
    </style:style>
    <style:style style:name="Tableau1.C" style:family="table-column">
      <style:table-column-properties style:column-width="4.30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341cm" fo:margin-left="-0.062cm" table:align="left" style:writing-mode="lr-tb"/>
    </style:style>
    <style:style style:name="Tableau2.A" style:family="table-column">
      <style:table-column-properties style:column-width="5.537cm"/>
    </style:style>
    <style:style style:name="Tableau2.B" style:family="table-column">
      <style:table-column-properties style:column-width="10.804cm"/>
    </style:style>
    <style:style style:name="Tableau2.1" style:family="table-row">
      <style:table-row-properties style:min-row-height="0.459cm" fo:keep-together="auto"/>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0.5pt solid #000000" style:writing-mode="lr-tb"/>
    </style:style>
    <style:style style:name="Tableau2.2" style:family="table-row">
      <style:table-row-properties style:min-row-height="0.6cm" fo:keep-together="auto"/>
    </style:style>
    <style:style style:name="Tableau2.3" style:family="table-row">
      <style:table-row-properties style:min-row-height="0.487cm" fo:keep-together="auto"/>
    </style:style>
    <style:style style:name="Tableau2.B9"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1.746cm" fo:margin-left="-0.217cm" table:align="left" style:writing-mode="lr-tb"/>
    </style:style>
    <style:style style:name="Tableau3.A" style:family="table-column">
      <style:table-column-properties style:column-width="6.442cm"/>
    </style:style>
    <style:style style:name="Tableau3.B" style:family="table-column">
      <style:table-column-properties style:column-width="5.30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425cm" fo:margin-left="-0.217cm" table:align="left" style:writing-mode="lr-tb"/>
    </style:style>
    <style:style style:name="Tableau4.A" style:family="table-column">
      <style:table-column-properties style:column-width="1.319cm"/>
    </style:style>
    <style:style style:name="Tableau4.B" style:family="table-column">
      <style:table-column-properties style:column-width="3.29cm"/>
    </style:style>
    <style:style style:name="Tableau4.C" style:family="table-column">
      <style:table-column-properties style:column-width="11.816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413cm" fo:margin-left="-0.217cm" table:align="left" style:writing-mode="lr-tb"/>
    </style:style>
    <style:style style:name="Tableau5.A" style:family="table-column">
      <style:table-column-properties style:column-width="3.387cm"/>
    </style:style>
    <style:style style:name="Tableau5.B" style:family="table-column">
      <style:table-column-properties style:column-width="2.593cm"/>
    </style:style>
    <style:style style:name="Tableau5.C" style:family="table-column">
      <style:table-column-properties style:column-width="2.963cm"/>
    </style:style>
    <style:style style:name="Tableau5.D" style:family="table-column">
      <style:table-column-properties style:column-width="7.47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425cm" fo:margin-left="-0.217cm" table:align="left" style:writing-mode="lr-tb"/>
    </style:style>
    <style:style style:name="Tableau6.A" style:family="table-column">
      <style:table-column-properties style:column-width="4.191cm"/>
    </style:style>
    <style:style style:name="Tableau6.B" style:family="table-column">
      <style:table-column-properties style:column-width="4.001cm"/>
    </style:style>
    <style:style style:name="Tableau6.C" style:family="table-column">
      <style:table-column-properties style:column-width="8.23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245cm" fo:margin-left="-0.217cm" table:align="left" style:writing-mode="lr-tb"/>
    </style:style>
    <style:style style:name="Tableau7.A" style:family="table-column">
      <style:table-column-properties style:column-width="5.442cm"/>
    </style:style>
    <style:style style:name="Tableau7.B" style:family="table-column">
      <style:table-column-properties style:column-width="5.75cm"/>
    </style:style>
    <style:style style:name="Tableau7.C" style:family="table-column">
      <style:table-column-properties style:column-width="5.054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245cm" fo:margin-left="-0.217cm" table:align="left" style:writing-mode="lr-tb"/>
    </style:style>
    <style:style style:name="Tableau8.A" style:family="table-column">
      <style:table-column-properties style:column-width="5.442cm"/>
    </style:style>
    <style:style style:name="Tableau8.B" style:family="table-column">
      <style:table-column-properties style:column-width="5.75cm"/>
    </style:style>
    <style:style style:name="Tableau8.C" style:family="table-column">
      <style:table-column-properties style:column-width="5.054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6.425cm" fo:margin-left="-0.217cm" table:align="left" style:writing-mode="lr-tb"/>
    </style:style>
    <style:style style:name="Tableau9.A" style:family="table-column">
      <style:table-column-properties style:column-width="4.475cm"/>
    </style:style>
    <style:style style:name="Tableau9.B" style:family="table-column">
      <style:table-column-properties style:column-width="4.399cm"/>
    </style:style>
    <style:style style:name="Tableau9.C" style:family="table-column">
      <style:table-column-properties style:column-width="3.874cm"/>
    </style:style>
    <style:style style:name="Tableau9.D" style:family="table-column">
      <style:table-column-properties style:column-width="3.678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justify" style:justify-single-word="false"/>
      <style:text-properties fo:font-size="10pt" fo:language="fr" fo:country="FR" officeooo:paragraph-rsid="00106ad8" style:font-size-asian="10pt"/>
    </style:style>
    <style:style style:name="P2" style:family="paragraph" style:parent-style-name="Footer">
      <style:paragraph-properties fo:text-align="center" style:justify-single-word="false"/>
      <style:text-properties fo:font-size="11pt" fo:language="fr" fo:country="FR" style:font-size-asian="11pt" style:font-name-complex="Times New Roman"/>
    </style:style>
    <style:style style:name="P3" style:family="paragraph" style:parent-style-name="Standard">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officeooo:paragraph-rsid="000b3f9e"/>
    </style:style>
    <style:style style:name="P6" style:family="paragraph" style:parent-style-name="Standard">
      <style:paragraph-properties fo:text-align="justify" style:justify-single-word="false"/>
      <style:text-properties fo:language="fr" fo:country="FR" fo:font-style="normal" style:font-style-asian="normal" style:font-style-complex="normal"/>
    </style:style>
    <style:style style:name="P7" style:family="paragraph" style:parent-style-name="Standard">
      <style:paragraph-properties fo:padding-left="0.141cm" fo:padding-right="0.141cm" fo:padding-top="0.035cm" fo:padding-bottom="0.035cm" fo:border="0.51pt solid #000000"/>
      <style:text-properties fo:font-size="11pt" fo:language="fr" fo:country="FR" style:font-size-asian="11pt"/>
    </style:style>
    <style:style style:name="P8" style:family="paragraph" style:parent-style-name="Standard">
      <style:paragraph-properties fo:text-align="justify" style:justify-single-word="false" fo:padding-left="0.141cm" fo:padding-right="0.141cm" fo:padding-top="0.035cm" fo:padding-bottom="0.035cm" fo:border="0.51pt solid #000000"/>
      <style:text-properties fo:font-size="11pt" fo:language="fr" fo:country="FR" style:font-size-asian="11pt"/>
    </style:style>
    <style:style style:name="P9" style:family="paragraph" style:parent-style-name="Standard">
      <style:paragraph-properties fo:margin-top="0cm" fo:margin-bottom="0cm" style:contextual-spacing="false"/>
      <style:text-properties fo:font-size="11pt" fo:language="fr" fo:country="FR" fo:font-style="italic" style:font-size-asian="11pt" style:font-style-asian="italic"/>
    </style:style>
    <style:style style:name="P10" style:family="paragraph" style:parent-style-name="Standard">
      <style:paragraph-properties fo:margin-top="0cm" fo:margin-bottom="0cm" style:contextual-spacing="false" style:snap-to-layout-grid="false"/>
      <style:text-properties fo:font-size="11pt" fo:language="fr" fo:country="FR" fo:font-style="italic" style:font-size-asian="11pt" style:font-style-asian="italic"/>
    </style:style>
    <style:style style:name="P11" style:family="paragraph" style:parent-style-name="Standard">
      <style:paragraph-properties fo:margin-top="0cm" fo:margin-bottom="0cm" style:contextual-spacing="false" fo:text-align="center" style:justify-single-word="false"/>
      <style:text-properties fo:font-size="11pt" fo:language="fr" fo:country="FR" fo:font-style="italic" style:font-size-asian="11pt" style:font-style-asian="italic"/>
    </style:style>
    <style:style style:name="P12" style:family="paragraph" style:parent-style-name="Standard">
      <style:paragraph-properties fo:margin-top="0cm" fo:margin-bottom="0cm" style:contextual-spacing="false" fo:text-align="center" style:justify-single-word="false"/>
      <style:text-properties fo:font-size="11pt" fo:language="fr" fo:country="FR" fo:font-style="italic" style:font-name-asian="Arial" style:font-size-asian="11pt" style:font-style-asian="italic"/>
    </style:style>
    <style:style style:name="P13" style:family="paragraph" style:parent-style-name="Standard">
      <style:paragraph-properties fo:margin-top="0cm" fo:margin-bottom="0cm" style:contextual-spacing="false" style:snap-to-layout-grid="false"/>
      <style:text-properties fo:font-size="11pt" fo:language="fr" fo:country="FR" style:font-size-asian="11pt"/>
    </style:style>
    <style:style style:name="P14" style:family="paragraph" style:parent-style-name="Standard">
      <style:paragraph-properties fo:margin-top="0cm" fo:margin-bottom="0cm" style:contextual-spacing="false" fo:text-align="center" style:justify-single-word="false" style:snap-to-layout-grid="false"/>
      <style:text-properties fo:font-size="11pt" fo:language="fr" fo:country="FR" style:font-size-asian="11pt"/>
    </style:style>
    <style:style style:name="P15" style:family="paragraph" style:parent-style-name="Standard">
      <style:paragraph-properties fo:margin-top="0cm" fo:margin-bottom="0cm" style:contextual-spacing="false"/>
      <style:text-properties style:font-name="Verdana" fo:font-size="9pt" fo:language="fr" fo:country="FR" style:font-size-asian="9pt" style:language-asian="fr" style:country-asian="FR" style:font-name-complex="Verdana" style:font-size-complex="9pt" style:font-weight-complex="bold"/>
    </style:style>
    <style:style style:name="P16" style:family="paragraph" style:parent-style-name="Standard">
      <style:paragraph-properties fo:margin-top="0cm" fo:margin-bottom="0cm" style:contextual-spacing="false" style:snap-to-layout-grid="false"/>
      <style:text-properties style:font-name="Verdana" fo:font-size="9pt" fo:language="fr" fo:country="FR" style:font-size-asian="9pt" style:language-asian="fr" style:country-asian="FR" style:font-name-complex="Verdana" style:font-size-complex="9pt" style:font-weight-complex="bold"/>
    </style:style>
    <style:style style:name="P17" style:family="paragraph" style:parent-style-name="Standard">
      <style:paragraph-properties fo:margin-top="0cm" fo:margin-bottom="0cm" style:contextual-spacing="false"/>
      <style:text-properties style:font-name="Verdana" fo:font-size="9pt" fo:language="fr" fo:country="FR" style:font-size-asian="9pt" style:language-asian="fr" style:country-asian="FR" style:font-name-complex="Verdana" style:font-size-complex="9pt" style:font-style-complex="italic"/>
    </style:style>
    <style:style style:name="P18" style:family="paragraph" style:parent-style-name="Standard">
      <style:paragraph-properties fo:margin-top="0cm" fo:margin-bottom="0cm" style:contextual-spacing="false"/>
      <style:text-properties style:font-name="Verdana" fo:font-size="9pt" fo:language="fr" fo:country="FR" fo:font-style="italic" style:font-size-asian="9pt" style:language-asian="fr" style:country-asian="FR" style:font-style-asian="italic" style:font-name-complex="Verdana" style:font-size-complex="9pt" style:font-style-complex="italic"/>
    </style:style>
    <style:style style:name="P19" style:family="paragraph" style:parent-style-name="Standard">
      <style:paragraph-properties fo:margin-top="0cm" fo:margin-bottom="0cm" style:contextual-spacing="false" style:snap-to-layout-grid="false"/>
      <style:text-properties style:font-name="Verdana" fo:font-size="9pt" fo:language="fr" fo:country="FR" fo:font-style="italic" style:font-size-asian="9pt" style:language-asian="fr" style:country-asian="FR" style:font-style-asian="italic" style:font-name-complex="Verdana" style:font-size-complex="9pt" style:font-style-complex="italic"/>
    </style:style>
    <style:style style:name="P20" style:family="paragraph" style:parent-style-name="Standard">
      <style:paragraph-properties fo:margin-top="0cm" fo:margin-bottom="0cm" style:contextual-spacing="false" fo:text-align="center" style:justify-single-word="false" fo:keep-with-next="always"/>
    </style:style>
    <style:style style:name="P21" style:family="paragraph" style:parent-style-name="Standard">
      <style:paragraph-properties fo:margin-top="0cm" fo:margin-bottom="0cm" style:contextual-spacing="false" fo:text-align="center" style:justify-single-word="false" fo:keep-with-next="always" style:snap-to-layout-grid="false"/>
    </style:style>
    <style:style style:name="P22" style:family="paragraph" style:parent-style-name="Standard">
      <style:paragraph-properties fo:margin-top="0cm" fo:margin-bottom="0cm" style:contextual-spacing="false" fo:keep-with-next="always"/>
      <style:text-properties fo:font-size="11pt" fo:language="fr" fo:country="FR" fo:font-style="italic" style:font-size-asian="11pt" style:font-style-asian="italic"/>
    </style:style>
    <style:style style:name="P23" style:family="paragraph" style:parent-style-name="Standard">
      <style:paragraph-properties fo:margin-top="0cm" fo:margin-bottom="0cm" style:contextual-spacing="false" fo:text-align="center" style:justify-single-word="false" fo:keep-with-next="always"/>
      <style:text-properties fo:font-size="11pt" fo:language="fr" fo:country="FR" fo:font-style="italic" style:font-size-asian="11pt" style:font-style-asian="italic"/>
    </style:style>
    <style:style style:name="P24" style:family="paragraph" style:parent-style-name="Standard">
      <style:paragraph-properties fo:margin-top="0cm" fo:margin-bottom="0cm" style:contextual-spacing="false" fo:keep-with-next="always" style:snap-to-layout-grid="false"/>
      <style:text-properties fo:font-size="11pt" fo:language="fr" fo:country="FR" fo:font-style="italic" style:font-size-asian="11pt" style:font-style-asian="italic"/>
    </style:style>
    <style:style style:name="P25" style:family="paragraph" style:parent-style-name="Standard">
      <style:paragraph-properties fo:margin-top="0cm" fo:margin-bottom="0cm" style:contextual-spacing="false" fo:text-align="center" style:justify-single-word="false" fo:keep-with-next="always"/>
      <style:text-properties fo:font-size="11pt" fo:language="fr" fo:country="FR" fo:font-style="italic" fo:font-weight="bold" style:font-size-asian="11pt" style:font-style-asian="italic" style:font-weight-asian="bold"/>
    </style:style>
    <style:style style:name="P26" style:family="paragraph" style:parent-style-name="Standard">
      <style:paragraph-properties fo:margin-top="0cm" fo:margin-bottom="0cm" style:contextual-spacing="false" fo:keep-with-next="always" style:snap-to-layout-grid="false"/>
      <style:text-properties fo:font-size="11pt" fo:language="fr" fo:country="FR" style:font-size-asian="11pt"/>
    </style:style>
    <style:style style:name="P27" style:family="paragraph" style:parent-style-name="Standard">
      <style:paragraph-properties fo:margin-top="0cm" fo:margin-bottom="0cm" style:contextual-spacing="false" fo:text-align="center" style:justify-single-word="false" fo:keep-with-next="always" style:snap-to-layout-grid="false"/>
      <style:text-properties fo:font-size="11pt" fo:language="fr" fo:country="FR" style:font-size-asian="11pt"/>
    </style:style>
    <style:style style:name="P28" style:family="paragraph" style:parent-style-name="Standard">
      <style:paragraph-properties fo:margin-top="0cm" fo:margin-bottom="0cm" style:contextual-spacing="false" fo:keep-with-next="always" style:snap-to-layout-grid="false"/>
      <style:text-properties fo:font-size="11pt" fo:language="fr" fo:country="FR" fo:font-style="normal" style:font-size-asian="11pt" style:font-style-asian="normal" style:font-style-complex="normal"/>
    </style:style>
    <style:style style:name="P29" style:family="paragraph" style:parent-style-name="Standard">
      <style:paragraph-properties fo:margin-top="0.004cm" fo:margin-bottom="0.004cm" style:contextual-spacing="false"/>
      <style:text-properties style:font-name="Verdana" fo:font-size="9pt" fo:language="fr" fo:country="FR" style:font-size-asian="9pt" style:language-asian="fr" style:country-asian="FR" style:font-name-complex="Verdana" style:font-size-complex="9pt" style:font-weight-complex="bold"/>
    </style:style>
    <style:style style:name="P30" style:family="paragraph" style:parent-style-name="Standard">
      <style:paragraph-properties fo:margin-top="0.004cm" fo:margin-bottom="0.004cm" style:contextual-spacing="false" style:snap-to-layout-grid="false"/>
      <style:text-properties style:font-name="Verdana" fo:font-size="9pt" fo:language="fr" fo:country="FR" style:font-size-asian="9pt" style:language-asian="fr" style:country-asian="FR" style:font-name-complex="Verdana" style:font-size-complex="9pt" style:font-weight-complex="bold"/>
    </style:style>
    <style:style style:name="P31" style:family="paragraph" style:parent-style-name="Footnote">
      <style:text-properties fo:language="fr" fo:country="FR"/>
    </style:style>
    <style:style style:name="P32" style:family="paragraph" style:parent-style-name="Standard">
      <style:paragraph-properties fo:margin-left="1.249cm" fo:margin-right="0cm" fo:text-indent="0cm" style:auto-text-indent="false"/>
      <style:text-properties fo:font-weight="bold" style:font-weight-asian="bold" style:font-weight-complex="bold"/>
    </style:style>
    <style:style style:name="P33" style:family="paragraph" style:parent-style-name="Standard">
      <style:paragraph-properties fo:margin-left="1.249cm" fo:margin-right="0cm" fo:text-indent="0cm" style:auto-text-indent="false"/>
      <style:text-properties fo:language="fr" fo:country="FR" fo:font-weight="normal" style:font-weight-asian="normal" style:font-weight-complex="normal"/>
    </style:style>
    <style:style style:name="P34" style:family="paragraph" style:parent-style-name="Standard">
      <style:paragraph-properties fo:margin-top="0cm" fo:margin-bottom="0cm" style:contextual-spacing="false" fo:keep-with-next="always" style:snap-to-layout-grid="false"/>
      <style:text-properties fo:font-size="11pt" fo:language="fr" fo:country="FR" officeooo:rsid="0006ddcc" officeooo:paragraph-rsid="000da28f" style:font-size-asian="11pt"/>
    </style:style>
    <style:style style:name="P35" style:family="paragraph" style:parent-style-name="Standard">
      <style:paragraph-properties fo:margin-top="0cm" fo:margin-bottom="0cm" style:contextual-spacing="false" fo:keep-with-next="always" style:snap-to-layout-grid="false"/>
      <style:text-properties fo:font-size="11pt" fo:language="fr" fo:country="FR" officeooo:rsid="0006ddcc" officeooo:paragraph-rsid="0006ddcc" style:font-size-asian="11pt"/>
    </style:style>
    <style:style style:name="P36" style:family="paragraph" style:parent-style-name="Standard">
      <style:paragraph-properties fo:margin-top="0cm" fo:margin-bottom="0cm" style:contextual-spacing="false" style:snap-to-layout-grid="false"/>
      <style:text-properties fo:font-size="11pt" fo:language="fr" fo:country="FR" officeooo:rsid="00088d94" officeooo:paragraph-rsid="00088d94" style:font-size-asian="11pt"/>
    </style:style>
    <style:style style:name="P37" style:family="paragraph" style:parent-style-name="Standard" style:list-style-name="L2">
      <style:paragraph-properties fo:margin-top="0cm" fo:margin-bottom="0cm" style:contextual-spacing="false" fo:text-align="justify" style:justify-single-word="false"/>
      <style:text-properties fo:language="fr" fo:country="FR" fo:font-style="normal" style:font-style-asian="normal" style:font-style-complex="normal"/>
    </style:style>
    <style:style style:name="P38" style:family="paragraph" style:parent-style-name="Standard" style:list-style-name="L5">
      <style:paragraph-properties fo:margin-top="0cm" fo:margin-bottom="0cm" style:contextual-spacing="false"/>
      <style:text-properties fo:language="fr" fo:country="FR" fo:font-weight="normal" style:font-weight-asian="normal" style:font-weight-complex="normal"/>
    </style:style>
    <style:style style:name="P39" style:family="paragraph" style:parent-style-name="Standard" style:list-style-name="L5">
      <style:paragraph-properties fo:margin-top="0cm" fo:margin-bottom="0cm" style:contextual-spacing="false"/>
      <style:text-properties fo:language="fr" fo:country="FR" fo:font-weight="normal" officeooo:paragraph-rsid="000b3f9e" style:font-weight-asian="normal" style:font-weight-complex="normal"/>
    </style:style>
    <style:style style:name="P40" style:family="paragraph" style:parent-style-name="Standard" style:list-style-name="L6">
      <style:paragraph-properties fo:margin-top="0cm" fo:margin-bottom="0cm" style:contextual-spacing="false"/>
      <style:text-properties fo:language="fr" fo:country="FR" fo:font-weight="normal" style:font-weight-asian="normal" style:font-weight-complex="normal"/>
    </style:style>
    <style:style style:name="P41" style:family="paragraph" style:parent-style-name="Standard" style:list-style-name="L6">
      <style:paragraph-properties fo:margin-top="0cm" fo:margin-bottom="0cm" style:contextual-spacing="false"/>
      <style:text-properties fo:language="fr" fo:country="FR" fo:font-weight="normal" officeooo:rsid="00088d94" officeooo:paragraph-rsid="00088d94" style:font-weight-asian="normal" style:font-weight-complex="normal"/>
    </style:style>
    <style:style style:name="P42" style:family="paragraph" style:parent-style-name="Standard" style:list-style-name="L6">
      <style:paragraph-properties fo:margin-top="0cm" fo:margin-bottom="0cm" style:contextual-spacing="false"/>
      <style:text-properties fo:language="fr" fo:country="FR" fo:font-weight="normal" officeooo:rsid="00162c91" officeooo:paragraph-rsid="00162c91" style:font-weight-asian="normal" style:font-weight-complex="normal"/>
    </style:style>
    <style:style style:name="P43" style:family="paragraph" style:parent-style-name="Standard" style:list-style-name="L6">
      <style:paragraph-properties fo:margin-top="0cm" fo:margin-bottom="0cm" style:contextual-spacing="false"/>
      <style:text-properties fo:language="fr" fo:country="FR" fo:font-style="italic" fo:font-weight="normal" officeooo:paragraph-rsid="00162c91" style:font-style-asian="italic" style:font-weight-asian="normal" style:font-style-complex="italic" style:font-weight-complex="normal"/>
    </style:style>
    <style:style style:name="P44" style:family="paragraph" style:parent-style-name="Standard" style:list-style-name="L6">
      <style:paragraph-properties fo:margin-top="0cm" fo:margin-bottom="0cm" style:contextual-spacing="false"/>
      <style:text-properties fo:language="fr" fo:country="FR" fo:font-style="italic" fo:font-weight="normal" officeooo:rsid="00162c91" officeooo:paragraph-rsid="00162c91" style:font-style-asian="italic" style:font-weight-asian="normal" style:font-style-complex="italic" style:font-weight-complex="normal"/>
    </style:style>
    <style:style style:name="P45" style:family="paragraph" style:parent-style-name="Standard" style:list-style-name="L6">
      <style:paragraph-properties fo:margin-top="0cm" fo:margin-bottom="0cm" style:contextual-spacing="false"/>
      <style:text-properties officeooo:paragraph-rsid="00162c91"/>
    </style:style>
    <style:style style:name="P46" style:family="paragraph" style:parent-style-name="Standard" style:list-style-name="L6">
      <style:paragraph-properties fo:margin-top="0cm" fo:margin-bottom="0cm" style:contextual-spacing="false"/>
      <style:text-properties fo:font-style="italic" officeooo:rsid="00162c91" officeooo:paragraph-rsid="00162c91" style:font-style-asian="italic" style:font-style-complex="italic"/>
    </style:style>
    <style:style style:name="P47" style:family="paragraph" style:parent-style-name="Standard" style:list-style-name="L1">
      <style:paragraph-properties fo:margin-top="0cm" fo:margin-bottom="0cm" style:contextual-spacing="false" fo:text-align="justify" style:justify-single-word="false" fo:background-color="transparent">
        <style:background-image/>
      </style:paragraph-properties>
      <style:text-properties fo:language="fr" fo:country="FR"/>
    </style:style>
    <style:style style:name="P48" style:family="paragraph" style:parent-style-name="Standard" style:list-style-name="L1">
      <style:paragraph-properties fo:margin-top="0cm" fo:margin-bottom="0cm" style:contextual-spacing="false" fo:text-align="justify" style:justify-single-word="false" fo:background-color="transparent">
        <style:background-image/>
      </style:paragraph-properties>
      <style:text-properties fo:language="fr" fo:country="FR" fo:font-style="normal" style:font-style-asian="normal" style:font-style-complex="normal"/>
    </style:style>
    <style:style style:name="P49" style:family="paragraph" style:parent-style-name="Standard" style:list-style-name="L2">
      <style:paragraph-properties fo:text-align="justify" style:justify-single-word="false"/>
      <style:text-properties fo:language="fr" fo:country="FR" fo:font-style="normal" style:font-style-asian="normal" style:font-style-complex="normal"/>
    </style:style>
    <style:style style:name="P50" style:family="paragraph" style:parent-style-name="Standard" style:list-style-name="L3">
      <style:text-properties fo:language="fr" fo:country="FR" fo:font-weight="bold" officeooo:rsid="000f252d" officeooo:paragraph-rsid="000f252d" style:font-weight-asian="bold" style:font-weight-complex="bold"/>
    </style:style>
    <style:style style:name="P51" style:family="paragraph" style:parent-style-name="Standard" style:list-style-name="L3">
      <style:text-properties fo:language="fr" fo:country="FR" fo:font-weight="bold" style:font-weight-asian="bold" style:font-weight-complex="bold"/>
    </style:style>
    <style:style style:name="P52" style:family="paragraph" style:parent-style-name="Standard" style:list-style-name="L4">
      <style:text-properties fo:language="fr" fo:country="FR"/>
    </style:style>
    <style:style style:name="P53" style:family="paragraph" style:parent-style-name="Standard" style:list-style-name="L5">
      <style:text-properties fo:language="fr" fo:country="FR" fo:font-weight="normal" style:font-weight-asian="normal" style:font-weight-complex="normal"/>
    </style:style>
    <style:style style:name="P54" style:family="paragraph" style:parent-style-name="Standard" style:list-style-name="L5">
      <style:text-properties fo:language="fr" fo:country="FR" fo:font-weight="normal" officeooo:paragraph-rsid="000b3f9e" style:font-weight-asian="normal" style:font-weight-complex="normal"/>
    </style:style>
    <style:style style:name="P55" style:family="paragraph" style:parent-style-name="Standard" style:list-style-name="L5">
      <style:text-properties fo:font-weight="normal" style:font-weight-asian="normal" style:font-weight-complex="normal"/>
    </style:style>
    <style:style style:name="P56" style:family="paragraph" style:parent-style-name="Standard" style:list-style-name="L5">
      <style:text-properties fo:font-weight="normal" officeooo:paragraph-rsid="0016c523" style:font-weight-asian="normal" style:font-weight-complex="normal"/>
    </style:style>
    <style:style style:name="P57" style:family="paragraph" style:parent-style-name="Standard" style:list-style-name="L5">
      <style:text-properties style:text-underline-style="solid" style:text-underline-width="auto" style:text-underline-color="font-color" fo:font-weight="normal" officeooo:paragraph-rsid="00177649" style:font-weight-asian="normal" style:font-weight-complex="normal"/>
    </style:style>
    <style:style style:name="P58" style:family="paragraph" style:parent-style-name="Standard" style:list-style-name="L4">
      <style:paragraph-properties fo:margin-left="2.498cm" fo:margin-right="0cm" fo:margin-top="0cm" fo:margin-bottom="0cm" style:contextual-spacing="false" fo:text-indent="-0.635cm" style:auto-text-indent="false"/>
      <style:text-properties fo:language="fr" fo:country="FR"/>
    </style:style>
    <style:style style:name="P59" style:family="paragraph" style:parent-style-name="Standard" style:list-style-name="L4">
      <style:paragraph-properties fo:margin-left="2.498cm" fo:margin-right="0cm" fo:text-indent="-0.635cm" style:auto-text-indent="false"/>
      <style:text-properties fo:language="fr" fo:country="FR"/>
    </style:style>
    <style:style style:name="P60" style:family="paragraph" style:parent-style-name="Standard" style:list-style-name="L4">
      <style:paragraph-properties fo:margin-left="1.249cm" fo:margin-right="0cm" fo:text-indent="-0.635cm" style:auto-text-indent="false"/>
      <style:text-properties fo:language="fr" fo:country="FR"/>
    </style:style>
    <style:style style:name="P61" style:family="paragraph" style:parent-style-name="Standard">
      <style:paragraph-properties fo:margin-left="1.249cm" fo:margin-right="0cm" fo:text-indent="0cm" style:auto-text-indent="false"/>
    </style:style>
    <style:style style:name="P62" style:family="paragraph" style:parent-style-name="Heading_20_3">
      <style:text-properties fo:language="fr" fo:country="FR"/>
    </style:style>
    <style:style style:name="P63" style:family="paragraph" style:parent-style-name="Heading_20_3">
      <style:text-properties fo:font-size="11pt" fo:font-style="italic" style:font-size-asian="11pt" style:font-style-asian="italic"/>
    </style:style>
    <style:style style:name="P64" style:family="paragraph" style:parent-style-name="Heading_20_1" style:master-page-name="Standard">
      <style:paragraph-properties fo:margin-top="0.635cm" fo:margin-bottom="0cm" style:contextual-spacing="false" style:page-number="auto"/>
      <style:text-properties fo:language="fr" fo:country="FR"/>
    </style:style>
    <style:style style:name="P65" style:family="paragraph" style:parent-style-name="Heading_20_2">
      <style:text-properties fo:language="fr" fo:country="FR"/>
    </style:style>
    <style:style style:name="P66" style:family="paragraph" style:parent-style-name="Header">
      <style:paragraph-properties fo:text-align="justify" style:justify-single-word="false"/>
      <style:text-properties fo:font-size="10pt" fo:language="fr" fo:country="FR" officeooo:rsid="000f252d" officeooo:paragraph-rsid="00106ad8" style:font-size-asian="10pt"/>
    </style:style>
    <style:style style:name="T1" style:family="text">
      <style:text-properties officeooo:rsid="000f252d"/>
    </style:style>
    <style:style style:name="T2" style:family="text">
      <style:text-properties style:font-name="Times New Roman"/>
    </style:style>
    <style:style style:name="T3" style:family="text">
      <style:text-properties fo:font-size="11pt" fo:language="fr" fo:country="FR" fo:font-style="italic" style:font-size-asian="11pt" style:font-style-asian="italic"/>
    </style:style>
    <style:style style:name="T4" style:family="text">
      <style:text-properties fo:font-style="italic" style:font-style-asian="italic" style:font-style-complex="italic"/>
    </style:style>
    <style:style style:name="T5" style:family="text">
      <style:text-properties fo:language="fr" fo:country="FR"/>
    </style:style>
    <style:style style:name="T6" style:family="text">
      <style:text-properties fo:language="fr" fo:country="FR" style:font-name-asian="Arial"/>
    </style:style>
    <style:style style:name="T7" style:family="text">
      <style:text-properties fo:language="fr" fo:country="FR" fo:font-weight="normal" style:font-weight-asian="normal" style:font-weight-complex="normal"/>
    </style:style>
    <style:style style:name="T8" style:family="text">
      <style:text-properties fo:language="fr" fo:country="FR" fo:font-weight="normal" officeooo:rsid="000da28f" style:font-weight-asian="normal" style:font-weight-complex="normal"/>
    </style:style>
    <style:style style:name="T9" style:family="text">
      <style:text-properties fo:language="fr" fo:country="FR" fo:font-weight="normal" officeooo:rsid="000f252d" style:font-weight-asian="normal" style:font-weight-complex="normal"/>
    </style:style>
    <style:style style:name="T10" style:family="text">
      <style:text-properties fo:language="fr" fo:country="FR" fo:font-weight="normal" officeooo:rsid="001029b5" style:font-weight-asian="normal" style:font-weight-complex="normal"/>
    </style:style>
    <style:style style:name="T11" style:family="text">
      <style:text-properties fo:language="fr" fo:country="FR" fo:font-style="italic" style:font-style-asian="italic" style:font-style-complex="italic"/>
    </style:style>
    <style:style style:name="T12" style:family="text">
      <style:text-properties fo:language="fr" fo:country="FR" officeooo:rsid="000da28f"/>
    </style:style>
    <style:style style:name="T13" style:family="text">
      <style:text-properties fo:language="fr" fo:country="FR" fo:font-style="normal" fo:font-weight="normal" officeooo:rsid="00162c91" style:font-style-asian="normal" style:font-weight-asian="normal" style:font-style-complex="normal" style:font-weight-complex="normal"/>
    </style:style>
    <style:style style:name="T14" style:family="text">
      <style:text-properties fo:language="fr" fo:country="FR" officeooo:rsid="0016c523"/>
    </style:style>
    <style:style style:name="T15" style:family="text">
      <style:text-properties fo:language="fr" fo:country="FR" style:text-underline-style="solid" style:text-underline-width="auto" style:text-underline-color="font-color" officeooo:rsid="00177649"/>
    </style:style>
    <style:style style:name="T16" style:family="text">
      <style:text-properties fo:language="fr" fo:country="FR" style:text-underline-style="none" officeooo:rsid="0016c523"/>
    </style:style>
    <style:style style:name="T17" style:family="text">
      <style:text-properties fo:language="fr" fo:country="FR" style:text-underline-style="none" officeooo:rsid="00177649"/>
    </style:style>
    <style:style style:name="T18" style:family="text">
      <style:text-properties fo:language="fr" fo:country="FR" style:text-underline-style="none" fo:font-weight="bold" officeooo:rsid="00177649" style:font-weight-asian="bold" style:font-weight-complex="bold"/>
    </style:style>
    <style:style style:name="T19" style:family="text">
      <style:text-properties fo:language="fr" fo:country="FR" officeooo:rsid="00177649"/>
    </style:style>
    <style:style style:name="T20" style:family="text">
      <style:text-properties fo:language="fr" fo:country="FR" fo:font-weight="bold" style:font-weight-asian="bold" style:font-weight-complex="bold"/>
    </style:style>
    <style:style style:name="T21" style:family="text">
      <style:text-properties fo:language="fr" fo:country="FR" fo:font-weight="bold" officeooo:rsid="0016c523" style:font-weight-asian="bold" style:font-weight-complex="bold"/>
    </style:style>
    <style:style style:name="T22" style:family="text">
      <style:text-properties fo:language="fr" fo:country="FR" fo:font-weight="bold" officeooo:rsid="000da28f"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1343cd" style:font-style-asian="normal" style:font-style-complex="normal"/>
    </style:style>
    <style:style style:name="T25" style:family="text">
      <style:text-properties fo:font-style="normal" officeooo:rsid="00162c91" style:font-style-asian="normal" style:font-style-complex="normal"/>
    </style:style>
    <style:style style:name="T26" style:family="text">
      <style:text-properties officeooo:rsid="000c2c4d"/>
    </style:style>
    <style:style style:name="T27" style:family="text">
      <style:text-properties officeooo:rsid="000da28f"/>
    </style:style>
    <style:style style:name="T28" style:family="text">
      <style:text-properties fo:font-weight="bold" officeooo:rsid="00191cac" style:font-weight-asian="bold" style:font-weight-complex="bold"/>
    </style:style>
    <style:style style:name="T29" style:family="text">
      <style:text-properties officeooo:rsid="00123798"/>
    </style:style>
    <style:style style:name="T30" style:family="text">
      <style:text-properties officeooo:rsid="0014ca6c"/>
    </style:style>
    <style:style style:name="T31" style:family="text">
      <style:text-properties officeooo:rsid="00162c91"/>
    </style:style>
    <style:style style:name="T32" style:family="text">
      <style:text-properties officeooo:rsid="0016c523"/>
    </style:style>
    <style:style style:name="T33" style:family="text">
      <style:text-properties officeooo:rsid="00191ca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Proposition d’opération de recherche (Axe 5 / TAL)</text:h>
      <text:h text:style-name="P62" text:outline-level="3">Nom de l’opération (et rappel du code dans le document B)  </text:h>
      <text:p text:style-name="P7"><text:span text:style-name="T1">PLATANE : </text:span>Plateforme d'annotation <text:span text:style-name="T1">linguistique basée sur Apache-UIMA et Apache-Open NLP</text:span></text:p>
      <text:h text:style-name="P62" text:outline-level="3">Contact </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Nom et prénom</text:p>
          </table:table-cell>
          <table:table-cell table:style-name="Tableau1.A1" office:value-type="string">
            <text:p text:style-name="P23">Adresse mail</text:p>
          </table:table-cell>
          <table:table-cell table:style-name="Tableau1.C1" office:value-type="string">
            <text:p text:style-name="P23">Téléphone</text:p>
          </table:table-cell>
        </table:table-row>
        <table:table-row table:style-name="Tableau1.1">
          <table:table-cell table:style-name="Tableau1.A1" office:value-type="string">
            <text:p text:style-name="P10">Audibert Laurent</text:p>
          </table:table-cell>
          <table:table-cell table:style-name="Tableau1.A1" office:value-type="string">
            <text:p text:style-name="P13">laurent.audibert@univ-paris13.fr</text:p>
          </table:table-cell>
          <table:table-cell table:style-name="Tableau1.C1" office:value-type="string">
            <text:p text:style-name="P13"/>
          </table:table-cell>
        </table:table-row>
      </table:table>
      <text:h text:style-name="P62" text:outline-level="3">Présentation synthétique (5 lignes)</text:h>
      <text:p text:style-name="P8">L'objet de cette opération est la réflexion sur la problématique des plateformes d'annotations utilisées dans le cadre d'une équipe de recherche en TALN et l'élaboration d'une telle plateforme.</text:p>
      <text:h text:style-name="Heading_20_3" text:outline-level="3"><text:span text:style-name="T5">Positionnement au sein du labex</text:span><text:span text:style-name="Footnote_20_Characters"><text:span text:style-name="T5"><text:note text:id="ftn1" text:note-class="footnote"><text:note-citation>1</text:note-citation><text:note-body><text:p text:style-name="Footnote"><text:span text:style-name="T6"><text:s/></text:span><text:span text:style-name="T5">Indiquez clairement dans quel axe s’inscrit prioritairement l’opération proposée et à quels autres axes elle est liée. </text:span></text:p></text:note-body></text:note></text:span></text:span></text:h>
      <table:table table:name="Tableau2" table:style-name="Tableau2">
        <table:table-column table:style-name="Tableau2.A"/>
        <table:table-column table:style-name="Tableau2.B"/>
        <table:table-row table:style-name="Tableau2.1">
          <table:table-cell table:style-name="Tableau2.A1" office:value-type="string">
            <text:p text:style-name="P15">Axe Phon. et phon. (1)</text:p>
          </table:table-cell>
          <table:table-cell table:style-name="Tableau2.B1" office:value-type="string">
            <text:p text:style-name="P16"/>
          </table:table-cell>
        </table:table-row>
        <table:table-row table:style-name="Tableau2.2">
          <table:table-cell table:style-name="Tableau2.A1" office:value-type="string">
            <text:p text:style-name="P15">Axe Grammaire expé.(2)</text:p>
          </table:table-cell>
          <table:table-cell table:style-name="Tableau2.B1" office:value-type="string">
            <text:p text:style-name="P16"/>
          </table:table-cell>
        </table:table-row>
        <table:table-row table:style-name="Tableau2.3">
          <table:table-cell table:style-name="Tableau2.A1" office:value-type="string">
            <text:p text:style-name="P15">Axe Typologie (3)</text:p>
          </table:table-cell>
          <table:table-cell table:style-name="Tableau2.B1" office:value-type="string">
            <text:p text:style-name="P16"/>
          </table:table-cell>
        </table:table-row>
        <table:table-row table:style-name="Tableau2.1">
          <table:table-cell table:style-name="Tableau2.A1" office:value-type="string">
            <text:p text:style-name="P29">Axe Lifespan (4)</text:p>
          </table:table-cell>
          <table:table-cell table:style-name="Tableau2.B1" office:value-type="string">
            <text:p text:style-name="P30"/>
          </table:table-cell>
        </table:table-row>
        <table:table-row table:style-name="Tableau2.1">
          <table:table-cell table:style-name="Tableau2.A1" office:value-type="string">
            <text:p text:style-name="P15">Axe TAL (5)</text:p>
          </table:table-cell>
          <table:table-cell table:style-name="Tableau2.B1" office:value-type="string">
            <text:p text:style-name="P16">&lt;----</text:p>
          </table:table-cell>
        </table:table-row>
        <table:table-row table:style-name="Tableau2.1">
          <table:table-cell table:style-name="Tableau2.A1" office:value-type="string">
            <text:p text:style-name="P15">Axe Ressources (6)</text:p>
          </table:table-cell>
          <table:table-cell table:style-name="Tableau2.B1" office:value-type="string">
            <text:p text:style-name="P16">&lt;----</text:p>
          </table:table-cell>
        </table:table-row>
        <table:table-row table:style-name="Tableau2.1">
          <table:table-cell table:style-name="Tableau2.A1" office:value-type="string">
            <text:p text:style-name="P15">Axe Méthodes expé. (7)</text:p>
          </table:table-cell>
          <table:table-cell table:style-name="Tableau2.B1" office:value-type="string">
            <text:p text:style-name="P16">&lt;----</text:p>
          </table:table-cell>
        </table:table-row>
        <table:table-row table:style-name="Tableau2.1">
          <table:table-cell table:style-name="Tableau2.A1" office:value-type="string">
            <text:p text:style-name="P15">Formation</text:p>
          </table:table-cell>
          <table:table-cell table:style-name="Tableau2.B1" office:value-type="string">
            <text:p text:style-name="P16"/>
          </table:table-cell>
        </table:table-row>
        <table:table-row table:style-name="Tableau2.1">
          <table:table-cell table:style-name="Tableau2.A1" office:value-type="string">
            <text:p text:style-name="P17">Valorisation</text:p>
          </table:table-cell>
          <table:table-cell table:style-name="Tableau2.B9" office:value-type="string">
            <text:p text:style-name="P19">&lt;----</text:p>
          </table:table-cell>
        </table:table-row>
        <table:table-row table:style-name="Tableau2.1">
          <table:table-cell table:style-name="Tableau2.A1" office:value-type="string">
            <text:p text:style-name="P15">Gouvernance</text:p>
          </table:table-cell>
          <table:table-cell table:style-name="Tableau2.B9" office:value-type="string">
            <text:p text:style-name="P18"> </text:p>
          </table:table-cell>
        </table:table-row>
      </table:table>
      <text:h text:style-name="P62" text:outline-level="3">Calendrier </text:h>
      <table:table table:name="Tableau3" table:style-name="Tableau3">
        <table:table-column table:style-name="Tableau3.A"/>
        <table:table-column table:style-name="Tableau3.B"/>
        <table:table-row table:style-name="Tableau3.1">
          <table:table-cell table:style-name="Tableau3.A1" office:value-type="string">
            <text:p text:style-name="P22">Date de démarrage envisagée </text:p>
          </table:table-cell>
          <table:table-cell table:style-name="Tableau3.B1" office:value-type="string">
            <text:p text:style-name="P26">15 avril 2013</text:p>
          </table:table-cell>
        </table:table-row>
        <table:table-row table:style-name="Tableau3.1">
          <table:table-cell table:style-name="Tableau3.A1" office:value-type="string">
            <text:p text:style-name="P9">Durée prévue (en mois)</text:p>
          </table:table-cell>
          <table:table-cell table:style-name="Tableau3.B1" office:value-type="string">
            <text:p text:style-name="P13">15 février 2014</text:p>
          </table:table-cell>
        </table:table-row>
      </table:table>
      <text:h text:style-name="P65" text:outline-level="2">Participation</text:h>
      <text:h text:style-name="P63" text:outline-level="3">Equipes participantes (au minimum 2 équipes différentes du labex)</text:h>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1"/>
          </table:table-cell>
          <table:table-cell table:style-name="Tableau4.A1" office:value-type="string">
            <text:p text:style-name="P23">Établissement</text:p>
          </table:table-cell>
          <table:table-cell table:style-name="Tableau4.C1" office:value-type="string">
            <text:p text:style-name="P23">Équipe ou laboratoire</text:p>
          </table:table-cell>
        </table:table-row>
        <table:table-row table:style-name="Tableau4.1">
          <table:table-cell table:style-name="Tableau4.A1" office:value-type="string">
            <text:p text:style-name="P23">1</text:p>
          </table:table-cell>
          <table:table-cell table:style-name="Tableau4.A1" office:value-type="string">
            <text:p text:style-name="P26"/>
          </table:table-cell>
          <table:table-cell table:style-name="Tableau4.C1" office:value-type="string">
            <text:p text:style-name="P26"/>
          </table:table-cell>
        </table:table-row>
        <table:table-row table:style-name="Tableau4.1">
          <table:table-cell table:style-name="Tableau4.A1" office:value-type="string">
            <text:p text:style-name="P23">2</text:p>
          </table:table-cell>
          <table:table-cell table:style-name="Tableau4.A1" office:value-type="string">
            <text:p text:style-name="P26"/>
          </table:table-cell>
          <table:table-cell table:style-name="Tableau4.C1" office:value-type="string">
            <text:p text:style-name="P26"/>
          </table:table-cell>
        </table:table-row>
        <table:table-row table:style-name="Tableau4.1">
          <table:table-cell table:style-name="Tableau4.A1" office:value-type="string">
            <text:p text:style-name="P23">3</text:p>
          </table:table-cell>
          <table:table-cell table:style-name="Tableau4.A1" office:value-type="string">
            <text:p text:style-name="P26"/>
          </table:table-cell>
          <table:table-cell table:style-name="Tableau4.C1" office:value-type="string">
            <text:p text:style-name="P26"/>
          </table:table-cell>
        </table:table-row>
        <table:table-row table:style-name="Tableau4.1">
          <table:table-cell table:style-name="Tableau4.A1" office:value-type="string">
            <text:p text:style-name="P12">…</text:p>
          </table:table-cell>
          <table:table-cell table:style-name="Tableau4.A1" office:value-type="string">
            <text:p text:style-name="P13"/>
          </table:table-cell>
          <table:table-cell table:style-name="Tableau4.C1" office:value-type="string">
            <text:p text:style-name="P13"/>
          </table:table-cell>
        </table:table-row>
      </table:table>
      <text:h text:style-name="P62" text:outline-level="3">Participants (marquer d’une * les participants non membres du labex)</text:h>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3">Nom </text:p>
          </table:table-cell>
          <table:table-cell table:style-name="Tableau5.A1" office:value-type="string">
            <text:p text:style-name="P23">Prénom</text:p>
          </table:table-cell>
          <table:table-cell table:style-name="Tableau5.A1" office:value-type="string">
            <text:p text:style-name="P23">Laboratoire</text:p>
          </table:table-cell>
          <table:table-cell table:style-name="Tableau5.D1" office:value-type="string">
            <text:p text:style-name="P23">Adresse mail</text:p>
          </table:table-cell>
        </table:table-row>
        <table:table-row table:style-name="Tableau5.1">
          <table:table-cell table:style-name="Tableau5.A1" office:value-type="string">
            <text:p text:style-name="P28">Audibert</text:p>
          </table:table-cell>
          <table:table-cell table:style-name="Tableau5.A1" office:value-type="string">
            <text:p text:style-name="P26">Laurent</text:p>
          </table:table-cell>
          <table:table-cell table:style-name="Tableau5.A1" office:value-type="string">
            <text:p text:style-name="P26">LIPN</text:p>
          </table:table-cell>
          <table:table-cell table:style-name="Tableau5.D1" office:value-type="string">
            <text:p text:style-name="P26">laurent.audibert@univ-paris13.fr</text:p>
          </table:table-cell>
        </table:table-row>
        <table:table-row table:style-name="Tableau5.1">
          <table:table-cell table:style-name="Tableau5.A1" office:value-type="string">
            <text:p text:style-name="P26">Garcia Flores</text:p>
          </table:table-cell>
          <table:table-cell table:style-name="Tableau5.A1" office:value-type="string">
            <text:p text:style-name="P26">Jorge</text:p>
          </table:table-cell>
          <table:table-cell table:style-name="Tableau5.A1" office:value-type="string">
            <text:p text:style-name="P26">LIPN</text:p>
          </table:table-cell>
          <table:table-cell table:style-name="Tableau5.D1" office:value-type="string">
            <text:p text:style-name="P26">jgflores@lipn.univ-paris13.fr</text:p>
          </table:table-cell>
        </table:table-row>
        <table:table-row table:style-name="Tableau5.1">
          <table:table-cell table:style-name="Tableau5.A1" office:value-type="string">
            <text:p text:style-name="P26">Levy</text:p>
          </table:table-cell>
          <table:table-cell table:style-name="Tableau5.A1" office:value-type="string">
            <text:p text:style-name="P26">François</text:p>
          </table:table-cell>
          <table:table-cell table:style-name="Tableau5.A1" office:value-type="string">
            <text:p text:style-name="P26">LIPN</text:p>
          </table:table-cell>
          <table:table-cell table:style-name="Tableau5.D1" office:value-type="string">
            <text:p text:style-name="P26">levy@lipn.univ-paris13.fr</text:p>
          </table:table-cell>
        </table:table-row>
        <table:table-row table:style-name="Tableau5.1">
          <table:table-cell table:style-name="Tableau5.A1" office:value-type="string">
            <text:p text:style-name="P34">Bannour</text:p>
          </table:table-cell>
          <table:table-cell table:style-name="Tableau5.A1" office:value-type="string">
            <text:p text:style-name="P35">Sondess</text:p>
          </table:table-cell>
          <table:table-cell table:style-name="Tableau5.A1" office:value-type="string">
            <text:p text:style-name="P35">LIPN</text:p>
          </table:table-cell>
          <table:table-cell table:style-name="Tableau5.D1" office:value-type="string">
            <text:p text:style-name="P35">sondes.bannour@gmail.com</text:p>
          </table:table-cell>
        </table:table-row>
        <table:table-row table:style-name="Tableau5.1">
          <table:table-cell table:style-name="Tableau5.A1" office:value-type="string">
            <text:p text:style-name="P36">Szulman</text:p>
          </table:table-cell>
          <table:table-cell table:style-name="Tableau5.A1" office:value-type="string">
            <text:p text:style-name="P36">Sylvie</text:p>
          </table:table-cell>
          <table:table-cell table:style-name="Tableau5.A1" office:value-type="string">
            <text:p text:style-name="P36">LIPN</text:p>
          </table:table-cell>
          <table:table-cell table:style-name="Tableau5.D1" office:value-type="string">
            <text:p text:style-name="P36">ss@lipn.univ-paris13.fr</text:p>
          </table:table-cell>
        </table:table-row>
      </table:table>
      <text:h text:style-name="P62" text:outline-level="3"><text:soft-page-break/>Implication des participants</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3">Nom </text:p>
          </table:table-cell>
          <table:table-cell table:style-name="Tableau6.A1" office:value-type="string">
            <text:p text:style-name="P23">Prénom</text:p>
          </table:table-cell>
          <table:table-cell table:style-name="Tableau6.C1" office:value-type="string">
            <text:p text:style-name="P20"><text:span text:style-name="T3">Rôle prévu dans l’opération</text:span><text:span text:style-name="Footnote_20_Characters"><text:span text:style-name="T3"><text:note text:id="ftn2" text:note-class="footnote"><text:note-citation>2</text:note-citation><text:note-body><text:p text:style-name="Footnote"><text:span text:style-name="T6"><text:s/></text:span><text:span text:style-name="T5">Il s’agit de préciser le rôle du participant dans l’opération prévue : coordination, expertise, fournisseur de données, recherche, évaluation, etc.</text:span></text:p></text:note-body></text:note></text:span></text:span></text:p>
          </table:table-cell>
        </table:table-row>
        <table:table-row table:style-name="Tableau6.1">
          <table:table-cell table:style-name="Tableau6.A1" office:value-type="string">
            <text:p text:style-name="P24"/>
          </table:table-cell>
          <table:table-cell table:style-name="Tableau6.A1" office:value-type="string">
            <text:p text:style-name="P26"/>
          </table:table-cell>
          <table:table-cell table:style-name="Tableau6.C1" office:value-type="string">
            <text:p text:style-name="P26"/>
          </table:table-cell>
        </table:table-row>
        <table:table-row table:style-name="Tableau6.1">
          <table:table-cell table:style-name="Tableau6.A1" office:value-type="string">
            <text:p text:style-name="P26"/>
          </table:table-cell>
          <table:table-cell table:style-name="Tableau6.A1" office:value-type="string">
            <text:p text:style-name="P26"/>
          </table:table-cell>
          <table:table-cell table:style-name="Tableau6.C1" office:value-type="string">
            <text:p text:style-name="P13"/>
          </table:table-cell>
        </table:table-row>
      </table:table>
      <text:h text:style-name="P65" text:outline-level="2">Budget</text:h>
      <text:h text:style-name="P62" text:outline-level="3">Moyens demandés </text:h>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5">Frais de personnel</text:p>
          </table:table-cell>
          <table:table-cell table:style-name="Tableau7.A1" office:value-type="string">
            <text:p text:style-name="P23">Nombre</text:p>
          </table:table-cell>
          <table:table-cell table:style-name="Tableau7.C1" office:value-type="string">
            <text:p text:style-name="P23">NB de mois</text:p>
          </table:table-cell>
        </table:table-row>
        <table:table-row table:style-name="Tableau7.1">
          <table:table-cell table:style-name="Tableau7.A1" office:value-type="string">
            <text:p text:style-name="P23">Post-doctorant</text:p>
          </table:table-cell>
          <table:table-cell table:style-name="Tableau7.A1" office:value-type="string">
            <text:p text:style-name="P27"/>
          </table:table-cell>
          <table:table-cell table:style-name="Tableau7.C1" office:value-type="string">
            <text:p text:style-name="P27"/>
          </table:table-cell>
        </table:table-row>
        <table:table-row table:style-name="Tableau7.1">
          <table:table-cell table:style-name="Tableau7.A1" office:value-type="string">
            <text:p text:style-name="P23">Doctorant</text:p>
          </table:table-cell>
          <table:table-cell table:style-name="Tableau7.A1" office:value-type="string">
            <text:p text:style-name="P27"/>
          </table:table-cell>
          <table:table-cell table:style-name="Tableau7.C1" office:value-type="string">
            <text:p text:style-name="P26"/>
          </table:table-cell>
        </table:table-row>
        <table:table-row table:style-name="Tableau7.1">
          <table:table-cell table:style-name="Tableau7.A1" office:value-type="string">
            <text:p text:style-name="P11">Autre</text:p>
          </table:table-cell>
          <table:table-cell table:style-name="Tableau7.A1" office:value-type="string">
            <text:p text:style-name="P14"/>
          </table:table-cell>
          <table:table-cell table:style-name="Tableau7.C1" office:value-type="string">
            <text:p text:style-name="P13"/>
          </table:table-cell>
        </table:table-row>
      </table:table>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5">Autres dépenses</text:p>
          </table:table-cell>
          <table:table-cell table:style-name="Tableau8.A1" office:value-type="string">
            <text:p text:style-name="P23">Nombre</text:p>
          </table:table-cell>
          <table:table-cell table:style-name="Tableau8.C1" office:value-type="string">
            <text:p text:style-name="P23">Montant total</text:p>
          </table:table-cell>
        </table:table-row>
        <table:table-row table:style-name="Tableau8.1">
          <table:table-cell table:style-name="Tableau8.A1" office:value-type="string">
            <text:p text:style-name="P23">Mission</text:p>
          </table:table-cell>
          <table:table-cell table:style-name="Tableau8.A1" office:value-type="string">
            <text:p text:style-name="P27"/>
          </table:table-cell>
          <table:table-cell table:style-name="Tableau8.C1" office:value-type="string">
            <text:p text:style-name="P27"/>
          </table:table-cell>
        </table:table-row>
        <table:table-row table:style-name="Tableau8.1">
          <table:table-cell table:style-name="Tableau8.A1" office:value-type="string">
            <text:p text:style-name="P23">Matériel</text:p>
          </table:table-cell>
          <table:table-cell table:style-name="Tableau8.A1" office:value-type="string">
            <text:p text:style-name="P27"/>
          </table:table-cell>
          <table:table-cell table:style-name="Tableau8.C1" office:value-type="string">
            <text:p text:style-name="P26"/>
          </table:table-cell>
        </table:table-row>
        <table:table-row table:style-name="Tableau8.1">
          <table:table-cell table:style-name="Tableau8.A1" office:value-type="string">
            <text:p text:style-name="P11">Autre</text:p>
          </table:table-cell>
          <table:table-cell table:style-name="Tableau8.A1" office:value-type="string">
            <text:p text:style-name="P14"/>
          </table:table-cell>
          <table:table-cell table:style-name="Tableau8.C1" office:value-type="string">
            <text:p text:style-name="P13"/>
          </table:table-cell>
        </table:table-row>
      </table:table>
      <text:h text:style-name="P63" text:outline-level="3">Calendrier </text:h>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21"/>
          </table:table-cell>
          <table:table-cell table:style-name="Tableau9.A1" office:value-type="string">
            <text:p text:style-name="P23">2011</text:p>
          </table:table-cell>
          <table:table-cell table:style-name="Tableau9.A1" office:value-type="string">
            <text:p text:style-name="P23">2012</text:p>
          </table:table-cell>
          <table:table-cell table:style-name="Tableau9.D1" office:value-type="string">
            <text:p text:style-name="P23">2013-…</text:p>
          </table:table-cell>
        </table:table-row>
        <table:table-row table:style-name="Tableau9.1">
          <table:table-cell table:style-name="Tableau9.A1" office:value-type="string">
            <text:p text:style-name="P23">Moyens demandés</text:p>
          </table:table-cell>
          <table:table-cell table:style-name="Tableau9.A1" office:value-type="string">
            <text:p text:style-name="P27">0</text:p>
          </table:table-cell>
          <table:table-cell table:style-name="Tableau9.A1" office:value-type="string">
            <text:p text:style-name="P27">0</text:p>
          </table:table-cell>
          <table:table-cell table:style-name="Tableau9.D1" office:value-type="string">
            <text:p text:style-name="P27">0</text:p>
          </table:table-cell>
        </table:table-row>
      </table:table>
      <text:h text:style-name="Heading_20_3" text:outline-level="3"><text:span text:style-name="T5">Justification des autres moyens demandés</text:span><text:span text:style-name="Footnote_20_Characters"><text:span text:style-name="T5"><text:note text:id="ftn3" text:note-class="footnote"><text:note-citation>3</text:note-citation><text:note-body><text:p text:style-name="Footnote"><text:span text:style-name="T6"><text:s/></text:span><text:span text:style-name="T5">Indiquez notamment de quels moyens complémentaires vous pouvez disposer en dehors de la delande adressée au Labex.</text:span></text:p></text:note-body></text:note></text:span></text:span></text:h>
      <text:h text:style-name="Heading_20_2" text:outline-level="2"><text:span text:style-name="T5">Descriptif de l’opération (2 pages maximum)</text:span><text:span text:style-name="Footnote_20_Characters"><text:span text:style-name="T5"> </text:span></text:span><text:span text:style-name="Footnote_20_Characters"><text:span text:style-name="T5"><text:note text:id="ftn4" text:note-class="footnote"><text:note-citation>4</text:note-citation><text:note-body><text:p text:style-name="Footnote"><text:span text:style-name="T6"><text:s/></text:span><text:span text:style-name="T5">Présenter les enjeux scientifiques et les méthodes envisagées, situer l’opération par rapport aux axes verticaux et transversaux du labex, mettre en évidence la complémentarité des équipes participantes et préciser quels sont résultats attendus.</text:span></text:p></text:note-body></text:note></text:span></text:span></text:h>
      <text:p text:style-name="P3"/>
      <text:p text:style-name="P4">L'objet de cette opération est la réflexion sur la problématique des plateformes d'annotations utilisées dans le cadre d'une équipe de recherche en TALN et l'élaboration d'une telle plateforme.</text:p>
      <text:p text:style-name="P4">Partant du constat que :</text:p>
      <text:p text:style-name="P4">1) les plateformes actuelles ne sont pas suffisamment adaptables pour répondre en interne aux besoins de l'équipe RCLN dans ses recherches en TALN, </text:p>
      <text:p text:style-name="P4">2) la plupart de nos chercheurs (titulaires, doctorants, post-doctorants, ingénieurs...) perdent beaucoup de temps à redévelopper les mêmes premiers étages de leur chaine d'annotation pour parvenir à mettre au point leurs expérimentations ou outils plus spécifiques, l'équipe RCLN a décidé de mettre au point une plateforme d'annotation basée sur <text:span text:style-name="T1">Apache </text:span>UIMA <text:span text:style-name="T1">et Apache Open NLP</text:span>.</text:p>
      <text:p text:style-name="P4">Les objectifs de cette plateformes sont multiples :</text:p>
      <text:p text:style-name="P4"><text:soft-page-break/>1) Ne pas perdre du temps sur toute la logistique propre à toute plateforme d'annotation en s'appuyant sur un framework dédié (UIMA)</text:p>
      <text:p text:style-name="P4">2) Permettre aux chercheurs de l'équipe RCLN de ne pas perdre du temps à redévelopper systématiquement les mêmes premiers étages d'une plateforme en faisant à chaque fois face aux mêmes problèmes d'encodage, d'alignement...</text:p>
      <text:p text:style-name="P4">3) Faciliter le partage et la réutilisation d'annotateurs en s'appuyant sur un framework prévu pour cela et utilisé en dehors de l'équipe (UIMA)</text:p>
      <text:p text:style-name="P4">4) Soulever et travailler sur des sujets propres aux plateformes d'annotations comme la problématique de la représentation des annotations et de la cohérence des annotations<text:line-break/></text:p>
      <text:p text:style-name="P4">La plateforme devrait permettre de produire les types d'annotations suivants:</text:p>
      <text:list xml:id="list3203333627835183154" text:style-name="L1">
        <text:list-item>
          <text:p text:style-name="P47">Éléments lexicaux (<text:span text:style-name="T4">tokens</text:span><text:span text:style-name="T23">).</text:span></text:p>
        </text:list-item>
        <text:list-item>
          <text:p text:style-name="P48">Phrases</text:p>
        </text:list-item>
        <text:list-item>
          <text:p text:style-name="P48">Entités nommées. </text:p>
        </text:list-item>
        <text:list-item>
          <text:p text:style-name="P48">Parties du discours. </text:p>
        </text:list-item>
        <text:list-item>
          <text:p text:style-name="P48">Analyses syntaxique de surface (<text:span text:style-name="T4">chunking)</text:span></text:p>
        </text:list-item>
        <text:list-item>
          <text:p text:style-name="P48">Analyses syntaxiques de dépendances</text:p>
        </text:list-item>
        <text:list-item>
          <text:p text:style-name="P48">Termes et/ou candidats à concepts</text:p>
        </text:list-item>
        <text:list-item>
          <text:p text:style-name="P48">Similarité sémantique</text:p>
        </text:list-item>
        <text:list-item>
          <text:p text:style-name="P48">Catégories textuelles</text:p>
        </text:list-item>
      </text:list>
      <text:p text:style-name="P6"/>
      <text:p text:style-name="P6">Il serait alors souhaitable de produire des moteurs d'annotations (AE) suivants pour la langue française :</text:p>
      <text:list xml:id="list2473662107647940427" text:style-name="L2">
        <text:list-item>
          <text:p text:style-name="P37">Segmentation par éléments lexicaux (tokens)</text:p>
        </text:list-item>
        <text:list-item>
          <text:p text:style-name="P37">Segmentation par phrases</text:p>
        </text:list-item>
        <text:list-item>
          <text:p text:style-name="P37">Reconnaissance d'entités nommées. </text:p>
        </text:list-item>
        <text:list-item>
          <text:p text:style-name="P37">Analyseurs morpho-syntaxique (POS)</text:p>
        </text:list-item>
        <text:list-item>
          <text:p text:style-name="P37">Analyseur de dépendances syntaxiques</text:p>
        </text:list-item>
        <text:list-item>
          <text:p text:style-name="P37">Analyse de similarité sémantique. </text:p>
        </text:list-item>
        <text:list-item>
          <text:p text:style-name="P37">Analyse de coréférences. </text:p>
        </text:list-item>
        <text:list-item>
          <text:p text:style-name="P37">Catégorisation de textes.</text:p>
        </text:list-item>
        <text:list-item>
          <text:p text:style-name="P49">Reconnaissance de candidats à concepts</text:p>
        </text:list-item>
      </text:list>
      <text:p text:style-name="P4"><text:span text:style-name="T23">En ce qui concerne la langue anglaise, tous ces moteurs (sauf 6 et 8) sont implémentées par le projet </text:span><text:span text:style-name="T4">Apache Open NLP, </text:span><text:span text:style-name="T23">dont les annotations sont gérés avec le standard CAS de UIMA. </text:span></text:p>
      <text:p text:style-name="P6">L'idée serait alors que ces moteurs d'annotation soient accompagnés d'une documentation ouverte et d'élaboration collective (un wiki), d'un format d'échange des données (CAS). Il serait aussi souhaitable que ces composants offrent une alternative à son usage traditionnelle, où l'usager télécharge le code source et l'installe et exécute sur sa machine. Cette alternative serait un serveur linguistique de l'équipe, où ces composants seraient accessibles <text:span text:style-name="T32">en s’authentifient sur le serveur ou </text:span>sous la forme d'un service web. </text:p>
      <text:p text:style-name="P5"><text:soft-page-break/>L'équipe RCLN compte dans tous les cas travailler sur cette problématique, nous en faisons une proposition d'opération <text:span text:style-name="T29">L</text:span>abex sans financement pour savoir si d'autres souhaitent participer à cette réflexion.</text:p>
      <text:h text:style-name="P65" text:outline-level="2">Plan de travail </text:h>
      <text:list xml:id="list2843021144047199954" text:style-name="L3">
        <text:list-item>
          <text:p text:style-name="P50">Méthode</text:p>
        </text:list-item>
      </text:list>
      <text:list xml:id="list7377846940490398297" text:style-name="L4">
        <text:list-header>
          <text:p text:style-name="P52">Chaque service offert par la plateforme d'annotation sera composé des éléments suivants :</text:p>
        </text:list-header>
        <text:list-item>
          <text:p text:style-name="P58">Composant logiciel : code source.</text:p>
        </text:list-item>
        <text:list-item>
          <text:p text:style-name="P58">Documentation ouverte sous la forme des commentaires dans le code source et description objective dans le wiki de la plate-forme d'annotation. </text:p>
        </text:list-item>
        <text:list-item>
          <text:p text:style-name="P58">Format d'échange statique d'annotations sous la forme des entrées CAS et sorties XML.</text:p>
        </text:list-item>
        <text:list-item>
          <text:p text:style-name="P59">Méthode d'échange dynamique d'annotations sous la forme d'un service web. </text:p>
          <text:p text:style-name="P60">Le développement suivra les prescriptions de la méthode AGILE, où des itérations de développement, test et documentation courtes assurent la bonne correspondance entre le logiciel développé et les besoins qui le motivent. De plus, cette méthode implique des réunions à une périodicité fixe où les performances du logiciel sont visibles. </text:p>
        </text:list-item>
      </text:list>
      <text:list xml:id="list1692721442" text:continue-list="list2843021144047199954" text:style-name="L3">
        <text:list-item>
          <text:p text:style-name="P51">Besoins clés</text:p>
        </text:list-item>
      </text:list>
      <text:list xml:id="list7142030032465863163" text:style-name="L5">
        <text:list-item>
          <text:p text:style-name="P53">Fonctionnels : </text:p>
          <text:list>
            <text:list-item>
              <text:p text:style-name="P38">L'annotation morpho-syntaxique (POS-tagger)</text:p>
            </text:list-item>
            <text:list-item>
              <text:p text:style-name="P39">L'annotation d'entités nommées.</text:p>
            </text:list-item>
            <text:list-item>
              <text:p text:style-name="P54">L'annotation des termes. </text:p>
            </text:list-item>
          </text:list>
        </text:list-item>
        <text:list-item>
          <text:p text:style-name="P53">Non fonctionnels :</text:p>
          <text:list>
            <text:list-item>
              <text:p text:style-name="P55"><text:span text:style-name="T5">Développez de composants </text:span><text:span text:style-name="T11">informatiquement durables</text:span><text:span text:style-name="T5">, bien documentés, capables d'être réutilisables sans la présence ni physique ni spirituelle de l'auteur. </text:span></text:p>
            </text:list-item>
            <text:list-item>
              <text:p text:style-name="P56"><text:span text:style-name="T14">Répondre à trois niveaux d’utilisation :</text:span></text:p>
              <text:list>
                <text:list-item>
                  <text:p text:style-name="P56"><text:span text:style-name="T15">Utilisateur lambda</text:span><text:span text:style-name="T14"> : il s’authentifie sur le serveur </text:span><text:span text:style-name="T21">lipn-rcln</text:span><text:span text:style-name="T14">, télécharge ses fichiers à annoter, y réalise le traitement et rapatrie les fichiers annotés. </text:span></text:p>
                </text:list-item>
                <text:list-item>
                  <text:p text:style-name="P57"><text:span text:style-name="T19">Développeur</text:span><text:span text:style-name="T14"> </text:span><text:span text:style-name="T19">débutant</text:span><text:span text:style-name="T14"> :</text:span><text:span text:style-name="T16"> </text:span><text:span text:style-name="T17">il programme un logiciel capable d’accéder au web-service installé sur le serveur </text:span><text:span text:style-name="T18">lipn-rcln </text:span><text:span text:style-name="T17">pour faire ses traitements. </text:span></text:p>
                </text:list-item>
                <text:list-item>
                  <text:p text:style-name="P57"><text:span text:style-name="T19">Développeur averti :</text:span><text:span text:style-name="T17"> il est capable de télécharger le code source, l’installer sur sa machine et l’intégrer à une application à lui.</text:span></text:p>
                </text:list-item>
              </text:list>
            </text:list-item>
          </text:list>
        </text:list-item>
      </text:list>
      <text:list xml:id="list1112980671" text:continue-list="list1692721442" text:style-name="L3">
        <text:list-item>
          <text:p text:style-name="P51"><text:soft-page-break/>Tâches à accomplir</text:p>
        </text:list-item>
      </text:list>
      <text:list xml:id="list6278548734971092708" text:style-name="L6">
        <text:list-item>
          <text:p text:style-name="P41">Intégration avec le Labex</text:p>
          <text:list>
            <text:list-item>
              <text:p text:style-name="P41">Trouver des partenaires éventuellement intéressés au sein du Labex pour participer au développement. </text:p>
              <text:p text:style-name="P41"/>
            </text:list-item>
          </text:list>
        </text:list-item>
        <text:list-item>
          <text:p text:style-name="P40">Infrastructure</text:p>
          <text:list>
            <text:list-item>
              <text:p text:style-name="P40"><text:span text:style-name="T23">Trouver un nom pour la plateforme : </text:span><text:span text:style-name="T24">(Nom proposé : PLATANE)</text:span></text:p>
            </text:list-item>
            <text:list-item>
              <text:p text:style-name="P40">Installer un serveur de versions, documentations et déploiement de la plateforme. </text:p>
              <text:p text:style-name="P42"/>
            </text:list-item>
            <text:list-item>
              <text:p text:style-name="P40">Créer un wiki et un serveur de versions GIT <text:span text:style-name="T33">sur </text:span><text:span text:style-name="T28">lipn-rcln</text:span></text:p>
              <text:p text:style-name="P43"><text:span text:style-name="T25">git : </text:span><text:a xlink:type="simple" xlink:href="mailto:git@git.lipn.univ-paris13.fr"><text:span text:style-name="T31">git@git.lipn.univ-paris13.fr</text:span></text:a><text:span text:style-name="T31">:platane.git</text:span></text:p>
              <text:p text:style-name="P44"/>
              <text:p text:style-name="P45"><text:span text:style-name="T13">wiki : </text:span><text:a xlink:type="simple" xlink:href="http://rcln.lipn.univ-paris13.fr/wiki/"><text:span text:style-name="T31">http://rcln.lipn.univ-paris13.fr/wiki/</text:span></text:a></text:p>
              <text:p text:style-name="P46">(en ligne à partir du 3 juillet 2013)</text:p>
              <text:p text:style-name="P46"/>
            </text:list-item>
            <text:list-item>
              <text:p text:style-name="P40">Choisir un serveur d'applications web compatible avec UIMA.</text:p>
            </text:list-item>
            <text:list-item>
              <text:p text:style-name="P40">Trouver des cas d'utilisations possibles pour les composants de la plateforme. </text:p>
              <text:p text:style-name="P40"/>
            </text:list-item>
          </text:list>
        </text:list-item>
        <text:list-item>
          <text:p text:style-name="P40">État de l'art <text:s/></text:p>
          <text:list>
            <text:list-item>
              <text:p text:style-name="P40">Prise en main du prototype de plateforme développé par Erwan Moreau. </text:p>
            </text:list-item>
            <text:list-item>
              <text:p text:style-name="P40">Prise en main <text:span text:style-name="T30">du POS-Tagger </text:span><text:span text:style-name="T31">Open NLP/UIMA développé par Nicolas Hernandez</text:span></text:p>
              <text:p text:style-name="P40"/>
            </text:list-item>
          </text:list>
        </text:list-item>
        <text:list-item>
          <text:p text:style-name="P40">Planning du développement</text:p>
          <text:list>
            <text:list-item>
              <text:p text:style-name="P40">Ordonner par priorité les différentes possibilités moteurs d'annotations possibles.</text:p>
            </text:list-item>
            <text:list-item>
              <text:p text:style-name="P40">Définir les itérations. </text:p>
            </text:list-item>
            <text:list-item>
              <text:p text:style-name="P40">Définir les participants dans les tâches de développement.</text:p>
              <text:p text:style-name="P40"/>
            </text:list-item>
          </text:list>
        </text:list-item>
      </text:list>
      <text:list xml:id="list42476426" text:continue-list="list1112980671" text:style-name="L3">
        <text:list-item>
          <text:p text:style-name="P51"><text:span text:style-name="T33">Plan de travail </text:span><text:s/></text:p>
        </text:list-item>
      </text:list>
      <text:p text:style-name="P33">Il serait souhaitable d'avoir une première version fonctionnelle de la plateforme <text:s/>dans une période de dix mois. On propose alors d'organiser le développement des moteurs d'annotations (AE) précédemment décrits. </text:p>
      <text:p text:style-name="P33">Voici une proposition pour les trois premières <text:span text:style-name="T26">itérations, </text:span><text:span text:style-name="T27">qui correspondent aux besoins clés</text:span><text:span text:style-name="T26"> :</text:span></text:p>
      <text:p text:style-name="P32"><text:span text:style-name="T5">Itération 1 [j</text:span><text:span text:style-name="T12">uillet</text:span><text:span text:style-name="T5"> 2013] </text:span><text:span text:style-name="T8">Première version fonctionnelle d’un POS Tagger basée sur Apache OpenNLP/UIMA <text:s/></text:span><text:span text:style-name="T9">(c.f. </text:span><text:span text:style-name="T10">Erwan Moreau, </text:span><text:span text:style-name="T9">Nicolas Hernandez)</text:span></text:p>
      <text:p text:style-name="P32"><text:span text:style-name="T5">Itération 2 [</text:span><text:span text:style-name="T12">septembre </text:span><text:span text:style-name="T5">2013] </text:span><text:span text:style-name="T9">Première version fonctionnelle de l’annotation d’entités nommées.</text:span></text:p>
      <text:p text:style-name="P61"><text:span text:style-name="T20">Itération 3 [</text:span><text:span text:style-name="T22">novembre </text:span><text:span text:style-name="T20">2013] </text:span><text:span text:style-name="T7">Première version </text:span><text:span text:style-name="T9">fonctionnelle de l’annotation de termes. Cette version pourrait être basée sur l’annotateur de termes TerminaE (c.f. Sylvie Szul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OpenSymbol" svg:font-family="OpenSymbol"/>
    <style:font-face style:name="Cambria" svg:font-family="Cambria" style:font-pitch="variable"/>
    <style:font-face style:name="Droid Sans Fallback" svg:font-family="'Droid Sans Fallback'" style:font-pitch="variable"/>
    <style:font-face style:name="Lohit Hindi1" svg:font-family="'Lohit Hindi'"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orphans="0" fo:widows="0" fo:hyphenation-ladder-count="no-limit" style:writing-mode="lr-tb"/>
      <style:text-properties style:use-window-font-color="true" style:font-name="Arial" fo:font-size="12pt" fo:language="fr" fo:country="FR" style:font-name-asian="Cambria"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text-align="center" style:justify-single-word="false" fo:keep-together="always" fo:keep-with-next="always"/>
      <style:text-properties style:font-name="Arial"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style:contextual-spacing="false" fo:keep-together="always" fo:keep-with-next="always"/>
      <style:text-properties fo:font-size="16pt" fo:font-weight="bold" style:font-name-asian="Times New Roman" style:font-size-asian="16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keep-with-next="always"/>
      <style:text-properties fo:font-size="13pt" fo:font-weight="bold" style:font-name-asian="Times New Roman" style:font-size-asian="13pt" style:font-weight-asian="bold" style:font-name-complex="Times New Roman" style:font-size-complex="13pt" style:font-weight-complex="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Droid Sans Fallback"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Header" style:family="paragraph" style:parent-style-name="Standard"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7cm" fo:margin-right="0cm" fo:margin-top="0cm" fo:margin-bottom="0.353cm" style:contextual-spacing="false" fo:text-indent="0cm" style:auto-text-indent="false"/>
    </style:style>
    <style:style style:name="Footnote" style:family="paragraph" style:parent-style-name="Standard" style:class="extra">
      <style:paragraph-properties fo:margin-top="0cm" fo:margin-bottom="0cm" style:contextual-spacing="false" fo:text-align="justify" style:justify-single-word="false"/>
      <style:text-properties fo:font-size="10pt" style:font-size-asian="10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style:font-name="Arial" fo:font-size="16pt" fo:font-weight="bold" style:font-name-asian="Times New Roman" style:font-size-asian="16pt" style:font-weight-asian="bold" style:font-name-complex="Times New Roman" style:font-size-complex="16pt" style:font-weight-complex="bold"/>
    </style:style>
    <style:style style:name="Titre_20_2_20_Car" style:display-name="Titre 2 Car" style:family="text" style:parent-style-name="Police_20_par_20_défaut">
      <style:text-properties style:font-name="Arial" fo:font-size="16pt" fo:font-weight="bold" style:font-name-asian="Times New Roman" style:font-size-asian="16pt" style:font-weight-asian="bold" style:font-name-complex="Arial" style:font-size-complex="13pt" style:font-weight-complex="bold"/>
    </style:style>
    <style:style style:name="Note_20_de_20_bas_20_de_20_page_20_Car" style:display-name="Note de bas de page Car" style:family="text" style:parent-style-name="Police_20_par_20_défaut">
      <style:text-properties style:font-name="Arial" style:font-name-complex="Arial" style:font-size-complex="12pt"/>
    </style:style>
    <style:style style:name="Footnote_20_Characters" style:display-name="Footnote Characters" style:family="text" style:parent-style-name="Police_20_par_20_défaut">
      <style:text-properties style:text-position="super 58%"/>
    </style:style>
    <style:style style:name="Titre_20_3_20_Car" style:display-name="Titre 3 Car" style:family="text" style:parent-style-name="Police_20_par_20_défaut">
      <style:text-properties style:font-name="Arial" fo:font-size="13pt" fo:font-weight="bold" style:font-name-asian="Times New Roman" style:font-size-asian="13pt" style:font-weight-asian="bold" style:font-name-complex="Times New Roman" style:font-size-complex="13pt" style:font-weight-complex="bold"/>
    </style:style>
    <style:style style:name="Footnote_20_Symbol" style:display-name="Footnote Symbol" style:family="text">
      <style:text-properties style:text-position="super 58%"/>
    </style:style>
    <style:style style:name="Endnote_20_Characters" style:display-name="Endnote Characters" style:family="text">
      <style:text-properties style:text-position="super 58%"/>
    </style:style>
    <style:style style:name="WW-Endnote_20_Characters" style:display-name="WW-Endnote Character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fo:font-size="10pt" fo:language="fr" fo:country="FR" officeooo:rsid="000f252d" officeooo:paragraph-rsid="00106ad8" style:font-size-asian="10pt"/>
    </style:style>
    <style:style style:name="MP2" style:family="paragraph" style:parent-style-name="Header">
      <style:paragraph-properties fo:text-align="justify" style:justify-single-word="false"/>
      <style:text-properties fo:font-size="10pt" fo:language="fr" fo:country="FR" officeooo:paragraph-rsid="00106ad8" style:font-size-asian="10pt"/>
    </style:style>
    <style:style style:name="MP3" style:family="paragraph" style:parent-style-name="Footer">
      <style:paragraph-properties fo:text-align="center" style:justify-single-word="false"/>
      <style:text-properties fo:font-size="11pt" fo:language="fr" fo:country="FR" style:font-size-asian="11pt" style:font-name-complex="Times New Roman"/>
    </style:style>
    <style:style style:name="MT1" style:family="text">
      <style:text-properties officeooo:rsid="000f252d"/>
    </style:style>
    <style:style style:name="MT2" style:family="text">
      <style:text-properties style:font-name="Times New Roman"/>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s1" text:anchor-type="paragraph" svg:x="-0.018cm" svg:y="-0.115cm" svg:width="1.259cm" svg:height="1.233cm" draw:z-index="4"><draw:image xlink:href="Pictures/10000000000001850000017EA59DEF94.jpg" xlink:type="simple" xlink:show="embed" xlink:actuate="onLoad"/></draw:frame><text:tab/></text:p>
        <text:p text:style-name="MP2"><text:span text:style-name="MT1"><text:tab/>PLATANE : Plateforme d’annotation de textes</text:span><text:tab/>Labex EFL</text:p>
      </style:header>
      <style:footer>
        <text:p text:style-name="MP3"><text:span text:style-name="MT2">- </text:span><text:page-number text:select-page="current">5</text:page-number><text:span text:style-name="MT2">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line Nazarenko</meta:initial-creator>
    <meta:creation-date>2011-07-05T07:54:00</meta:creation-date>
    <dc:date>2013-06-27T16:16:51</dc:date>
    <meta:print-date>2013-04-15T10:26:27</meta:print-date>
    <meta:editing-cycles>30</meta:editing-cycles>
    <meta:editing-duration>PT5H52M41S</meta:editing-duration>
    <meta:generator>LibreOffice/4.0.3.3$Linux_X86_64 LibreOffice_project/400m0$Build-3</meta:generator>
    <meta:document-statistic meta:table-count="9" meta:image-count="1" meta:object-count="0" meta:page-count="5" meta:paragraph-count="183" meta:word-count="1291" meta:character-count="8697" meta:non-whitespace-character-count="7596"/>
    <meta:user-defined meta:name="Info 1"/>
    <meta:user-defined meta:name="Info 2"/>
    <meta:user-defined meta:name="Info 3"/>
    <meta:user-defined meta:name="Info 4"/>
  </office:meta>
</office:document-meta>
</file>